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1.64cm"/>
    </style:style>
    <style:style style:name="Tableau10.B" style:family="table-column">
      <style:table-column-properties style:column-width="2.196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text-align="justify" style:justify-single-word="false"/>
      <style:text-properties style:font-name="Times New Roman"/>
    </style:style>
    <style:style style:name="P5" style:family="paragraph" style:parent-style-name="Standard">
      <style:text-properties style:font-name="Times New Roman"/>
    </style:style>
    <style:style style:name="P6" style:family="paragraph" style:parent-style-name="Standard">
      <style:text-properties style:font-name="Times New Roman" fo:font-style="normal" style:font-style-asian="normal" style:font-style-complex="normal"/>
    </style:style>
    <style:style style:name="P7" style:family="paragraph" style:parent-style-name="Standard">
      <style:paragraph-properties fo:text-align="center" style:justify-single-word="false"/>
      <style:text-properties style:font-name="Times New Roman" fo:font-style="italic" style:font-style-asian="italic" style:font-style-complex="italic"/>
    </style:style>
    <style:style style:name="P8"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9"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10"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1"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2" style:family="paragraph" style:parent-style-name="Text_20_body" style:list-style-name="L1"/>
    <style:style style:name="P13" style:family="paragraph" style:parent-style-name="Text_20_body">
      <style:paragraph-properties fo:margin-left="0cm" fo:margin-right="0cm" fo:text-indent="0cm" style:auto-text-indent="false"/>
    </style:style>
    <style:style style:name="P14"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5"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16" style:family="paragraph" style:parent-style-name="Heading_20_1">
      <style:paragraph-properties fo:margin-left="0cm" fo:margin-right="0cm" fo:text-indent="0cm" style:auto-text-indent="false"/>
    </style:style>
    <style:style style:name="P17" style:family="paragraph">
      <style:paragraph-properties fo:text-align="center"/>
    </style:style>
    <style:style style:name="T1" style:family="text">
      <style:text-properties style:font-name="Times New Roman2"/>
    </style:style>
    <style:style style:name="T2" style:family="text">
      <style:text-properties style:font-name="Times New Roman"/>
    </style:style>
    <style:style style:name="T3" style:family="text">
      <style:text-properties style:font-name="Times New Roman"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asian="Times New Roman" style:language-asian="en" style:country-asian="GB"/>
    </style:style>
    <style:style style:name="T6" style:family="text">
      <style:text-properties style:text-position="super 58%"/>
    </style:style>
    <style:style style:name="T7" style:family="text">
      <style:text-properties style:font-name="Liberation Serif"/>
    </style:style>
    <style:style style:name="T8" style:family="text">
      <style:text-properties style:font-name="Liberation Serif1"/>
    </style:style>
    <style:style style:name="T9" style:family="text">
      <style:text-properties fo:font-weight="bold" style:font-weight-asian="bold" style:font-weight-complex="bold"/>
    </style:style>
    <style:style style:name="T10" style:family="text">
      <style:text-properties style:text-position="0% 100%"/>
    </style:style>
    <style:style style:name="fr1" style:family="graphic" style:parent-style-name="Frame">
      <style:graphic-properties style:run-through="foreground" style:wrap="none" style:vertical-pos="from-top" style:vertical-rel="paragraph" style:horizontal-pos="center"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11"><text:span text:style-name="T5"> open</text:span>Barter</text:p>
      <text:p text:style-name="P9">“the greatest wealth for the lowest collective effort”</text:p>
      <text:p text:style-name="P8"> </text:p>
      <text:p text:style-name="P8">Abstract</text:p>
      <text:p text:style-name="P10"><text:span text:style-name="T4">openBarter is a server based on the database postgreSql implementing a barter engine that produces movements from barter orders submitted. </text:span> </text:p>
      <text:p text:style-name="P8">Authors</text:p>
      <text:p text:style-name="P10">Olivier Chaussavoine, Project leader of openBarter</text:p>
      <text:p text:style-name="P10">olivier.chaussavoine@gmail.com </text:p>
      <text:p text:style-name="P10"/>
      <text:h text:style-name="P15" text:outline-level="1">Introduction</text:h>
      <text:p text:style-name="Text_20_body">Use of money is widespread due to low liquidity of barter. This low liquidity can be explained <text:s/>by the fact it is unlikely that someone finds someone else that accepts the value he provides and at the same time has the value he requests and accepts to provide it in exchange. This is known as the “double coincidence of wants problem” that is simply solved using money. openBarter extends bilateral exchange between a buyer and a seller to exchange cycles with possibly more than two partners. </text:p>
      <text:p text:style-name="Text_20_body">Most vital resources can be represented <text:span text:style-name="T2">by a couple (quality, quantity) where the quality is a name describing a quality standard and where the quantity is an integer. All such fungible values can be represented this way, including green house gases, radioactive pollution, surface of forest or even money. 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span></text:p>
      <text:p text:style-name="Text_20_body">A regular market implements the best price rule. It is the lowest price for the buyer and the highest for the seller. Among possible relations between pending orders of the order book of the market, this rule determines the bilateral cycle between a buyer and a seller chosen to form two movements. The first is one where the buyer provides money to the seller. The second is one where the seller provides some goods – also a value - to the buyer. Both movements makes the cycle and <text:s/>the transaction. openBarter provides an other method to determine the cycle chosen to form movements. This method does not require the expression of prices, but is equivalent to the best price rule when it is applied to bilateral cycles where money is one of the fungible values exchanges.</text:p>
      <text:p text:style-name="Text_20_body">But some goods cannot be represented as fungible values. In this case, the quality cannot be represented by a single name, but requires a text to be described. 'full text search' <text:s/>function of postgreSql has been developed to store documents and retrieve them using logical combination of keywords just like google. This function represents indexed document as tsvector objects, and requests as tsquery. Since the value provided is a real good that can be described using a text and keywords, openBarter use a tsquery to represent it instead of a single name. The request component of the order is expressed as a tsquery instead of a single name. openBarter offers most 'full text search' <text:s/>functions of postgreSql to determine the matching between orders.</text:p>
      <text:p text:style-name="Text_20_body">Since transports induced by exchange can be significant, openBarter include in orders expressed by participants the place where the value is available, the place where the value required in exchange is expected and a distance. These geographic informations contribute to determine the matching between two orders. </text:p>
      <text:h text:style-name="P14" text:outline-level="1">Architecture</text:h>
      <text:p text:style-name="P4">openBarter use 3 tables in postgreSql. The order book stored in a table torder, a stack accepting orders as input and a stack storing movements to be consumed.</text:p>
      <text:p text:style-name="P4"><draw:frame draw:style-name="fr1" draw:name="Cadre1" text:anchor-type="paragraph" svg:y="1.79cm" svg:width="9.315cm" draw:z-index="2"><draw:text-box fo:min-height="4.625cm"><text:p text:style-name="Frame_20_contents"><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17" svg:width="2.885cm" svg:height="3.731cm" svg:x="2.732cm" svg:y="0.423cm"><text:p text:style-name="P17">torder</text:p></draw:rect><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 draw:style-name="gr1" svg:width="1.482cm" svg:height="0.489cm" svg:x="0.907cm" svg:y="1.958cm"><draw:text-box><text:p>tstack</text:p></draw:text-box></draw:frame></text:p></draw:text-box></draw:frame><text:soft-page-break/>The production of orders is done by a function launched by an external script.</text:p>
      <text:p text:style-name="P4"/>
      <text:h text:style-name="Heading_20_1" text:outline-level="1">Principle</text:h>
      <text:p text:style-name="P5">The barter market accepts exchange orders of the form:</text:p>
      <text:p text:style-name="P7">I propose a value in exchange of a value of an other quality for a minimum quantity</text:p>
      <text:p text:style-name="P5">submitted by the owner of the value proposed. <text:s/></text:p>
      <text:p text:style-name="P5">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5">For an order, we define ω as a ratio between provided quantity and minimum required quantit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mmon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5">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It has be shown<text:span text:style-name="T6">1</text:span> that the choice of the cycle having Ω maximum is the same as what would be obtained with the best price rule when this choice <text:soft-page-break/>is applied to bilateral exchanges. In other words, <text:s/>Ω maximization extends the best price rule to non-bilateral exchanges. By maximizing Ω the market meets the goal of utilitarians by maximizing utility but with a definition of utility that is independent of any currency. </text:p>
      <text:p text:style-name="P5">The extension of the best price rule to non-bilateral exchange is not unique, and could also be obtained by maximizing individual profit<text:note text:id="ftn1" text:note-class="footnote"><text:note-citation>1</text:note-citation><text:note-body><text:p text:style-name="Footnote"><text:span text:style-name="T7"><text:s/>minimize </text:span><text:span text:style-name="T8">ω', that is minimizing </text:span><text:span text:style-name="T8"><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8">or maximizing </text:span><text:span text:style-name="T8"><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8">instead of </text:span><text:span text:style-name="T8"><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8">.</text:span></text:p></text:note-body></text:note> instead of utility. The use of money maintains a confusion between these two distinct goals with assessed social economic consequences.</text:p>
      <text:p text:style-name="P5">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Standard"><text:span text:style-name="T3">The difference between this barter market and a regular CLOB is only that 1) exchange cycles can be non-bilateral 2) competition is performed with <text:s/>Ω instead of price. CLOB algorithm used by most important market places such as the New York Stock Exchange could be adapted to implement barter markets.</text:span></text:p>
      <text:h text:style-name="Heading_20_1" text:outline-level="1">Interfaces</text:h>
      <text:h text:style-name="Heading_20_2" text:outline-level="2">Input</text:h>
      <text:p text:style-name="Text_20_body">An order is be submitted with the following syntax:</text:p>
      <text:p text:style-name="code-imformatique">=&gt; SELECT * FROM fsubmitorder(own,oid,quar,qttr,posr,quap,qttp,posp,dist,weight); <text:s/></text:p>
      <text:p text:style-name="P6">Where:<text:tab/></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6">own</text:p>
          </table:table-cell>
          <table:table-cell table:style-name="Tableau10.A1" office:value-type="string">
            <text:p text:style-name="P6">text</text:p>
          </table:table-cell>
          <table:table-cell table:style-name="Tableau10.C1" office:value-type="string">
            <text:p text:style-name="P6">the name of the owner,</text:p>
          </table:table-cell>
        </table:table-row>
        <table:table-row>
          <table:table-cell table:style-name="Tableau10.A2" office:value-type="string">
            <text:p text:style-name="P6">oid</text:p>
          </table:table-cell>
          <table:table-cell table:style-name="Tableau10.A2" office:value-type="string">
            <text:p text:style-name="P6">int</text:p>
          </table:table-cell>
          <table:table-cell table:style-name="Tableau10.C2" office:value-type="string">
            <text:p text:style-name="P6">NULL or id of a parent order,When not NULL fields quap, posp, weight and dist are ignored.</text:p>
          </table:table-cell>
        </table:table-row>
        <table:table-row>
          <table:table-cell table:style-name="Tableau10.A2" office:value-type="string">
            <text:p text:style-name="P6">quar</text:p>
          </table:table-cell>
          <table:table-cell table:style-name="Tableau10.A2" office:value-type="string">
            <text:p text:style-name="P6">text</text:p>
          </table:table-cell>
          <table:table-cell table:style-name="Tableau10.C2" office:value-type="string">
            <text:p text:style-name="P6">the quality required,</text:p>
          </table:table-cell>
        </table:table-row>
        <table:table-row>
          <table:table-cell table:style-name="Tableau10.A2" office:value-type="string">
            <text:p text:style-name="P6">qttr</text:p>
          </table:table-cell>
          <table:table-cell table:style-name="Tableau10.A2" office:value-type="string">
            <text:p text:style-name="P6">int8</text:p>
          </table:table-cell>
          <table:table-cell table:style-name="Tableau10.C2" office:value-type="string">
            <text:p text:style-name="P6">the quantity required,</text:p>
          </table:table-cell>
        </table:table-row>
        <table:table-row>
          <table:table-cell table:style-name="Tableau10.A2" office:value-type="string">
            <text:p text:style-name="P6">quap</text:p>
          </table:table-cell>
          <table:table-cell table:style-name="Tableau10.A2" office:value-type="string">
            <text:p text:style-name="P6">text</text:p>
          </table:table-cell>
          <table:table-cell table:style-name="Tableau10.C2" office:value-type="string">
            <text:p text:style-name="P6">the quality provided. Ignored when <text:s/>oid is NULL.</text:p>
          </table:table-cell>
        </table:table-row>
        <table:table-row>
          <table:table-cell table:style-name="Tableau10.A2" office:value-type="string">
            <text:p text:style-name="P6">qttp</text:p>
          </table:table-cell>
          <table:table-cell table:style-name="Tableau10.A2" office:value-type="string">
            <text:p text:style-name="P6">int8</text:p>
          </table:table-cell>
          <table:table-cell table:style-name="Tableau10.C2" office:value-type="string">
            <text:p text:style-name="P6">the quantity provided, Even when oid is NULL, can be different from the parent.</text:p>
          </table:table-cell>
        </table:table-row>
      </table:table>
      <text:p text:style-name="Text_20_body"><text:soft-page-break/></text:p>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oid is usually NULL, but can be set to the id of a parent order to express the fact the present order request an other value for the value proposed by the parent order. The fields quap must be the same as parent. The fields quap is ignored. This order is then a new requirement on the value provided by this previous order.</text:p>
      <text:p text:style-name="Text_20_body">A parent order must not have parent.</text:p>
      <text:h text:style-name="Heading_20_2" text:outline-level="2">Batch</text:h>
      <text:p text:style-name="Text_20_body">The function that can be called to consume the input stack is the following:</text:p>
      <text:p text:style-name="code-imformatique">=&gt; SELECT * FROM fproducemvt(); <text:s/></text:p>
      <text:p text:style-name="Text_20_body">This function <text:s/>unstack a single order.</text:p>
      <text:p text:style-name="code-imformatique">=&gt; SELECT * FROM femtystack(); <text:s/></text:p>
      <text:p text:style-name="Text_20_body">This function <text:s/>unstack all order.</text:p>
      <text:h text:style-name="Heading_20_2" text:outline-level="2">Read the order book</text:h>
      <text:p text:style-name="Text_20_body">The order book can be red with the following select:</text:p>
      <text:p text:style-name="code-imformatique">=&gt; SELECT * FROM vorder o WHERE o.quap <text:span text:style-name="T9">='gold'</text:span> DESC LIMIT 10 </text:p>
      <text:p text:style-name="Text_20_body">The parameters in bold give the quality requir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remaining</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is the quantity defined by the order. Qtt is reduced each time a movement is created from this order.</text:p>
      <text:p text:style-name="Text_20_body"><text:soft-page-break/>When oid is not NULL, the fields qtt,qtt_prov are those of the order referenced by oid.</text:p>
      <text:h text:style-name="Heading_20_2" text:outline-level="2">Output</text:h>
      <text:p text:style-name="Text_20_body">The table of movements can be read with a SELECT statement.</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r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when order is refused:</text:p>
            <text:p text:style-name="P3">0 <text:s text:c="2"/>no error</text:p>
            <text:p text:style-name="P3">-1 <text:s/>the parent order was not found in the order book</text:p>
            <text:p text:style-name="P3">-2 <text:s/>owner of order and parent are different</text:p>
            <text:p text:style-name="P3">-3 <text:s/>the parent have a parent order</text:p>
            <text:p text:style-name="P3">When refused !=0 , then then nbc = 1 and nbt = 1 )</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date submission of the parent order if there is one or of the order otherwise.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text:p>
          </table:table-cell>
        </table:table-row>
      </table:table>
      <text:p text:style-name="Text_20_body"/>
      <text:p text:style-name="P3">The oldest movement can be accepted with the command:</text:p>
      <text:p text:style-name="code-imformatique">=&gt; SELECT * FROM fackmvt(); <text:s/></text:p>
      <text:p text:style-name="P3"><text:soft-page-break/>A movement is accepted by the database user that submitted the corresponding order. <text:s text:c="2"/>All movements of a cycle are removed when they are all accepted.</text:p>
      <text:h text:style-name="Heading_20_2" text:outline-level="2">Roles</text:h>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p text:style-name="P3"/>
      <text:h text:style-name="P16" text:outline-level="1">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16</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
      <text:p text:style-name="P3"/>
      <text:p text:style-name="P3">MAXCYCLE and MAXPATHFETCHED determine the depth of the exploration of combination of matching between orders. The default values can be changed by a super user while the model is running. By increasing these values, the liquidity of the market grows, and the computation time to process orders decreases.</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text:soft-page-break/>$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market</text:p>
      <text:p text:style-name="code-imformatique">$ psql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4">client</text:span> and <text:span text:style-name="T4">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text:soft-page-break/>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Olivier Chaussavoine].</text:p>
      <text:p text:style-name="petit-titre">0.6.1</text:p>
      <text:p text:style-name="P3"><text:tab/>Bug fixes [Olivier Chaussavoine].</text:p>
      <text:p text:style-name="P3"><text:tab/>.</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1-29T16:03:57</dc:date>
    <dc:creator>olivier chaussavoine</dc:creator>
    <meta:editing-duration>P5DT23H18M59S</meta:editing-duration>
    <meta:editing-cycles>160</meta:editing-cycles>
    <meta:generator>LibreOffice/3.5$Linux_X86_64 LibreOffice_project/350m1$Build-2</meta:generator>
    <meta:document-statistic meta:table-count="4" meta:image-count="0" meta:object-count="5" meta:page-count="9" meta:paragraph-count="240" meta:word-count="2493" meta:character-count="14787" meta:non-whitespace-character-count="12552"/>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